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e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e0e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ffa0a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stroke-dash="Ultrafine_20_Dashed" draw:fill="none" draw:fill-color="#ffa0a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Ultrafine_20_Dashed" draw:fill="solid" draw:fill-color="#ffa0a0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solid" draw:fill-color="#ffa0a0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  <style:text-properties fo:font-size="9pt" fo:font-style="italic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pt" fo:font-weight="bold"/>
    </style:style>
    <style:style style:name="P6" style:family="paragraph">
      <style:paragraph-properties fo:margin-left="0cm" fo:margin-right="0cm" fo:text-align="center" fo:text-indent="0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fo:font-size="8.5pt" fo:font-weight="bold"/>
    </style:style>
    <style:style style:name="P8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9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0" style:family="paragraph">
      <style:paragraph-properties fo:text-align="center"/>
      <style:text-properties fo:font-size="32pt" fo:font-weight="bold"/>
    </style:style>
    <style:style style:name="T1" style:family="text">
      <style:text-properties fo:font-family="'Albany AMT'" style:font-pitch="variable" fo:font-size="9pt" style:font-family-asian="'Albany AMT'" style:font-pitch-asian="variable" style:font-family-complex="'Albany AMT'" style:font-pitch-complex="variable"/>
    </style:style>
    <style:style style:name="T2" style:family="text">
      <style:text-properties fo:font-size="9pt"/>
    </style:style>
    <style:style style:name="T3" style:family="text">
      <style:text-properties fo:font-family="'Albany AMT'" style:font-pitch="variable" fo:font-size="9pt" fo:font-weight="bold" style:font-family-asian="'Albany AMT'" style:font-pitch-asian="variable" style:font-family-complex="'Albany AMT'" style:font-pitch-complex="variable"/>
    </style:style>
    <style:style style:name="T4" style:family="text">
      <style:text-properties fo:font-size="9pt" fo:font-style="italic" fo:font-weight="bold"/>
    </style:style>
    <style:style style:name="T5" style:family="text">
      <style:text-properties fo:font-size="9pt" fo:font-weight="bold"/>
    </style:style>
    <style:style style:name="T6" style:family="text">
      <style:text-properties fo:font-family="'Albany AMT'" style:font-pitch="variable" fo:font-size="20pt" style:font-family-asian="'Albany AMT'" style:font-pitch-asian="variable" style:font-family-complex="'Albany AMT'" style:font-pitch-complex="variable"/>
    </style:style>
    <style:style style:name="T7" style:family="text">
      <style:text-properties fo:font-family="'Albany AMT'" style:font-pitch="variable" fo:font-size="8.5pt" fo:font-weight="bold" style:font-family-asian="'Albany AMT'" style:font-pitch-asian="variable" style:font-family-complex="'Albany AMT'" style:font-pitch-complex="variable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5cm" svg:height="1cm" svg:x="32.635cm" svg:y="27.635cm">
          <text:p text:style-name="P1"><text:span text:style-name="T1">«</text:span><text:span text:style-name="T2">interface</text:span><text:span text:style-name="T1">»</text:span></text:p>
          <text:p text:style-name="P1"><text:span text:style-name="T3">Content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5cm" svg:height="1cm" svg:x="19.635cm" svg:y="26.135cm">
          <text:p text:style-name="P1"><text:span text:style-name="T4">Abstract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cm" svg:height="1cm" svg:x="23.335cm" svg:y="24.135cm">
          <text:p text:style-name="P1"><text:span text:style-name="T1">«</text:span><text:span text:style-name="T2">interface</text:span><text:span text:style-name="T1">»</text:span></text:p>
          <text:p text:style-name="P1"><text:span text:style-name="T3">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5cm" svg:height="1cm" svg:x="23.635cm" svg:y="11.635cm">
          <text:p text:style-name="P1"><text:span text:style-name="T1">«</text:span><text:span text:style-name="T2">interface</text:span><text:span text:style-name="T1">»</text:span></text:p>
          <text:p text:style-name="P1"><text:span text:style-name="T3">VariableTypeContent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5cm" svg:height="1cm" svg:x="23.635cm" svg:y="31.635cm">
          <text:p text:style-name="P1"><text:span text:style-name="T1">«</text:span><text:span text:style-name="T2">interface</text:span><text:span text:style-name="T1">»</text:span></text:p>
          <text:p text:style-name="P1"><text:span text:style-name="T3">Pseudo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5cm" svg:height="1cm" svg:x="26.135cm" svg:y="27.635cm">
          <text:p text:style-name="P1"><text:span text:style-name="T4">AbstractContentObjec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8.335cm" svg:y1="24.635cm" svg:x2="35.135cm" svg:y2="27.635cm" draw:start-shape="id1" draw:start-glue-point="1" draw:end-shape="id2" draw:end-glue-point="0">
          <text:p/>
        </draw:connector>
        <draw:custom-shape draw:style-name="gr2" draw:text-style-name="P3" draw:id="id8" draw:layer="layout" svg:width="5cm" svg:height="1cm" svg:x="19.635cm" svg:y="29.135cm">
          <text:p text:style-name="P1"><text:span text:style-name="T4">AbstractPseudoDocume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2.135cm" svg:y1="26.135cm" svg:x2="23.335cm" svg:y2="24.635cm" draw:start-shape="id3" draw:start-glue-point="0" draw:end-shape="id1" draw:end-glue-point="3">
          <text:p/>
        </draw:connector>
        <draw:connector draw:style-name="gr3" draw:text-style-name="P4" draw:layer="layout" svg:x1="24.635cm" svg:y1="26.635cm" svg:x2="26.135cm" svg:y2="28.135cm" draw:start-shape="id3" draw:start-glue-point="1" draw:end-shape="id4" draw:end-glue-point="3">
          <text:p/>
        </draw:connector>
        <draw:custom-shape draw:style-name="gr5" draw:text-style-name="P5" draw:id="id5" draw:layer="layout" svg:width="5cm" svg:height="1cm" svg:x="6.135cm" svg:y="14.635cm">
          <text:p text:style-name="P1"><text:span text:style-name="T5">ElementDocu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6" draw:layer="layout" svg:width="5cm" svg:height="1cm" svg:x="6.135cm" svg:y="16.635cm">
          <text:p text:style-name="P1"><text:span text:style-name="T5">SubelementDocu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7" draw:layer="layout" svg:width="1.5cm" svg:height="1cm" svg:x="9.735cm" svg:y="25.135cm">
          <text:p text:style-name="P1"><text:span text:style-name="T6">…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25cm" svg:x1="11.135cm" svg:y1="15.135cm" svg:x2="19.635cm" svg:y2="26.635cm" draw:start-shape="id5" draw:start-glue-point="1" draw:end-shape="id3" draw:end-glue-point="3">
          <text:p/>
        </draw:connector>
        <draw:connector draw:style-name="gr7" draw:text-style-name="P4" draw:layer="layout" draw:line-skew="-0.25cm" svg:x1="11.135cm" svg:y1="17.135cm" svg:x2="19.635cm" svg:y2="26.635cm" draw:start-shape="id6" draw:start-glue-point="1" draw:end-shape="id3" draw:end-glue-point="3">
          <text:p/>
        </draw:connector>
        <draw:connector draw:style-name="gr7" draw:text-style-name="P4" draw:layer="layout" draw:line-skew="-0.3cm" svg:x1="11.235cm" svg:y1="25.635cm" svg:x2="19.635cm" svg:y2="26.635cm" draw:start-shape="id7" draw:start-glue-point="1" draw:end-shape="id3" draw:end-glue-point="3">
          <text:p/>
        </draw:connector>
        <draw:custom-shape draw:style-name="gr5" draw:text-style-name="P7" draw:id="id9" draw:layer="layout" svg:width="5cm" svg:height="1cm" svg:x="6.135cm" svg:y="11.635cm">
          <text:p text:style-name="P1"><text:span text:style-name="T7">VariableTypeContentObject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2" draw:layer="layout" svg:width="5cm" svg:height="1cm" svg:x="18.635cm" svg:y="34.135cm">
          <text:p text:style-name="P1"><text:span text:style-name="T1">«</text:span><text:span text:style-name="T2">interface</text:span><text:span text:style-name="T1">»</text:span></text:p>
          <text:p text:style-name="P1"><text:span text:style-name="T3">Use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1.135cm" svg:y1="28.135cm" svg:x2="32.635cm" svg:y2="28.135cm" draw:start-shape="id4" draw:start-glue-point="1" draw:end-shape="id2">
          <text:p/>
        </draw:connector>
        <draw:connector draw:style-name="gr7" draw:text-style-name="P4" draw:layer="layout" svg:x1="24.635cm" svg:y1="29.635cm" svg:x2="26.135cm" svg:y2="28.135cm" draw:start-shape="id8" draw:start-glue-point="1" draw:end-shape="id4" draw:end-glue-point="3">
          <text:p/>
        </draw:connector>
        <draw:connector draw:style-name="gr8" draw:text-style-name="P4" draw:layer="layout" svg:x1="11.135cm" svg:y1="12.135cm" svg:x2="23.635cm" svg:y2="12.135cm" draw:start-shape="id9" draw:start-glue-point="1" draw:end-shape="id10" draw:end-glue-point="3">
          <text:p/>
        </draw:connector>
        <draw:connector draw:style-name="gr7" draw:text-style-name="P4" draw:layer="layout" svg:x1="28.635cm" svg:y1="12.135cm" svg:x2="35.135cm" svg:y2="27.635cm" draw:start-shape="id10" draw:start-glue-point="1" draw:end-shape="id2" draw:end-glue-point="0">
          <text:p/>
        </draw:connector>
        <draw:connector draw:style-name="gr7" draw:text-style-name="P4" draw:layer="layout" svg:x1="28.635cm" svg:y1="32.135cm" svg:x2="35.135cm" svg:y2="28.635cm" draw:start-shape="id11" draw:start-glue-point="1" draw:end-shape="id2" draw:end-glue-point="2">
          <text:p/>
        </draw:connector>
        <draw:connector draw:style-name="gr8" draw:text-style-name="P4" draw:layer="layout" svg:x1="22.135cm" svg:y1="30.135cm" svg:x2="23.635cm" svg:y2="32.135cm" draw:start-shape="id8" draw:start-glue-point="2" draw:end-shape="id11" draw:end-glue-point="3">
          <text:p/>
        </draw:connector>
        <draw:connector draw:style-name="gr7" draw:text-style-name="P4" draw:layer="layout" svg:x1="23.635cm" svg:y1="34.635cm" svg:x2="26.135cm" svg:y2="32.635cm" draw:start-shape="id12" draw:start-glue-point="1" draw:end-shape="id11" draw:end-glue-point="2">
          <text:p/>
        </draw:connector>
        <draw:custom-shape draw:style-name="gr1" draw:text-style-name="P2" draw:id="id14" draw:layer="layout" svg:width="5cm" svg:height="1cm" svg:x="15.635cm" svg:y="31.135cm">
          <text:p text:style-name="P1"><text:span text:style-name="T1">«</text:span><text:span text:style-name="T2">interface</text:span><text:span text:style-name="T1">»</text:span></text:p>
          <text:p text:style-name="P1"><text:span text:style-name="T3">General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5cm" svg:height="1cm" svg:x="15.635cm" svg:y="37.135cm">
          <text:p text:style-name="P1"><text:span text:style-name="T1">«</text:span><text:span text:style-name="T2">interface</text:span><text:span text:style-name="T1">»</text:span></text:p>
          <text:p text:style-name="P1"><text:span text:style-name="T3">Session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5cm" svg:height="1cm" svg:x="11.135cm" svg:y="34.135cm">
          <text:p text:style-name="P1"><text:span text:style-name="T4">AbstractUs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5.5cm" svg:x1="11.135cm" svg:y1="34.635cm" svg:x2="19.635cm" svg:y2="29.635cm" draw:start-shape="id13" draw:start-glue-point="3" draw:end-shape="id8" draw:end-glue-point="3">
          <text:p/>
        </draw:connector>
        <draw:connector draw:style-name="gr8" draw:text-style-name="P4" draw:layer="layout" svg:x1="16.135cm" svg:y1="34.635cm" svg:x2="18.635cm" svg:y2="34.635cm" draw:start-shape="id13" draw:start-glue-point="1" draw:end-shape="id12" draw:end-glue-point="3">
          <text:p/>
        </draw:connector>
        <draw:custom-shape draw:style-name="gr5" draw:text-style-name="P5" draw:id="id15" draw:layer="layout" svg:width="5cm" svg:height="1cm" svg:x="6.135cm" svg:y="32.135cm">
          <text:p text:style-name="P1"><text:span text:style-name="T5">DefaultGeneralUs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16" draw:layer="layout" svg:width="5cm" svg:height="1cm" svg:x="6.135cm" svg:y="36.135cm">
          <text:p text:style-name="P1"><text:span text:style-name="T5">DefaultSessionUs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35cm" svg:y1="31.635cm" svg:x2="21.135cm" svg:y2="34.135cm" draw:start-shape="id14" draw:start-glue-point="1" draw:end-shape="id12" draw:end-glue-point="0">
          <text:p/>
        </draw:connector>
        <draw:connector draw:style-name="gr8" draw:text-style-name="P4" draw:layer="layout" draw:line-skew="0.25cm" svg:x1="11.135cm" svg:y1="32.635cm" svg:x2="15.635cm" svg:y2="31.635cm" draw:start-shape="id15" draw:start-glue-point="1" draw:end-shape="id14">
          <text:p/>
        </draw:connector>
        <draw:connector draw:style-name="gr7" draw:text-style-name="P4" draw:layer="layout" svg:x1="11.135cm" svg:y1="32.635cm" svg:x2="13.635cm" svg:y2="34.135cm" draw:start-shape="id15" draw:start-glue-point="1" draw:end-shape="id13">
          <text:p/>
        </draw:connector>
        <draw:custom-shape draw:style-name="gr9" draw:text-style-name="P4" draw:layer="layout" svg:width="0.4cm" svg:height="0.5cm" svg:x="20.935cm" svg:y="33.635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34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23.635cm 11.9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23.345cm 24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svg:x="34.935cm" svg:y="27.135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svg:x="34.935cm" svg:y="28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line-skew="0.25cm" svg:x1="11.135cm" svg:y1="36.635cm" svg:x2="15.635cm" svg:y2="37.635cm" draw:start-shape="id16" draw:start-glue-point="1" draw:end-shape="id17" draw:end-glue-point="3">
          <text:p/>
        </draw:connector>
        <draw:connector draw:style-name="gr7" draw:text-style-name="P4" draw:layer="layout" svg:x1="11.135cm" svg:y1="36.635cm" svg:x2="13.635cm" svg:y2="35.135cm" draw:start-shape="id16" draw:start-glue-point="1" draw:end-shape="id13" draw:end-glue-point="2">
          <text:p/>
        </draw:connector>
        <draw:custom-shape draw:style-name="gr9" draw:text-style-name="P4" draw:layer="layout" svg:width="0.4cm" svg:height="0.5cm" draw:transform="rotate (-1.5961036009497) translate (15.635cm 31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5.635cm 37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26.145cm 27.9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32.645cm 27.9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svg:x="13.435cm" svg:y="33.615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svg:x="13.435cm" svg:y="35.1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23.645cm 31.9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4" draw:layer="layout" draw:line-skew="-0.5cm" svg:x1="6.135cm" svg:y1="36.635cm" svg:x2="19.635cm" svg:y2="29.635cm" draw:start-shape="id16" draw:start-glue-point="3" draw:end-shape="id8" draw:end-glue-point="3">
          <text:p/>
        </draw:connector>
        <draw:custom-shape draw:style-name="gr5" draw:text-style-name="P5" draw:id="id18" draw:layer="layout" svg:width="5cm" svg:height="1cm" svg:x="6.135cm" svg:y="40.135cm">
          <text:p text:style-name="P1"><text:span text:style-name="T5">DefaultUserGro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5cm" svg:height="1cm" svg:x="18.635cm" svg:y="40.135cm">
          <text:p text:style-name="P1"><text:span text:style-name="T1">«</text:span><text:span text:style-name="T2">interface</text:span><text:span text:style-name="T1">»</text:span></text:p>
          <text:p text:style-name="P1"><text:span text:style-name="T3">UserGrou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5cm" svg:x1="6.135cm" svg:y1="40.635cm" svg:x2="19.635cm" svg:y2="29.635cm" draw:start-shape="id18" draw:start-glue-point="3" draw:end-shape="id8" draw:end-glue-point="3">
          <text:p/>
        </draw:connector>
        <draw:connector draw:style-name="gr7" draw:text-style-name="P4" draw:layer="layout" svg:x1="23.635cm" svg:y1="40.635cm" svg:x2="26.135cm" svg:y2="32.635cm" draw:start-shape="id19" draw:start-glue-point="1" draw:end-shape="id11" draw:end-glue-point="2">
          <text:p/>
        </draw:connector>
        <draw:connector draw:style-name="gr8" draw:text-style-name="P4" draw:layer="layout" svg:x1="11.135cm" svg:y1="40.635cm" svg:x2="18.635cm" svg:y2="40.635cm" draw:start-shape="id18" draw:start-glue-point="1" draw:end-shape="id19" draw:end-glue-point="3">
          <text:p/>
        </draw:connector>
        <draw:custom-shape draw:style-name="gr5" draw:text-style-name="P5" draw:id="id23" draw:layer="layout" svg:width="5cm" svg:height="1cm" svg:x="6.135cm" svg:y="42.135cm">
          <text:p text:style-name="P1"><text:span text:style-name="T5">DefaultEL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5" draw:layer="layout" svg:width="5cm" svg:height="1cm" svg:x="6.135cm" svg:y="44.135cm">
          <text:p text:style-name="P1"><text:span text:style-name="T5">DefaultLangu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7" draw:layer="layout" svg:width="5cm" svg:height="1cm" svg:x="6.135cm" svg:y="46.135cm">
          <text:p text:style-name="P1"><text:span text:style-name="T5">DefaultS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9" draw:layer="layout" svg:width="5cm" svg:height="1cm" svg:x="6.135cm" svg:y="48.135cm">
          <text:p text:style-name="P1"><text:span text:style-name="T5">DefaultSeme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31" draw:layer="layout" svg:width="5cm" svg:height="1cm" svg:x="6.135cm" svg:y="50.135cm">
          <text:p text:style-name="P1"><text:span text:style-name="T5">DefaultT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33" draw:layer="layout" svg:width="5cm" svg:height="1cm" svg:x="6.135cm" svg:y="52.135cm">
          <text:p text:style-name="P1"><text:span text:style-name="T5">DefaultTutoria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0" draw:layer="layout" svg:width="5cm" svg:height="1cm" svg:x="6.135cm" svg:y="18.635cm">
          <text:p text:style-name="P1"><text:span text:style-name="T5">AppletDocu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1" draw:layer="layout" svg:width="5cm" svg:height="1cm" svg:x="6.035cm" svg:y="20.635cm">
          <text:p text:style-name="P1"><text:span text:style-name="T5">ImageDocu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22" draw:layer="layout" svg:width="5cm" svg:height="1cm" svg:x="6.135cm" svg:y="22.635cm">
          <text:p text:style-name="P1"><text:span text:style-name="T5">PageDocu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0.25cm" svg:x1="11.135cm" svg:y1="19.135cm" svg:x2="19.635cm" svg:y2="26.635cm" draw:start-shape="id20" draw:start-glue-point="1" draw:end-shape="id3" draw:end-glue-point="3">
          <text:p/>
        </draw:connector>
        <draw:connector draw:style-name="gr7" draw:text-style-name="P4" draw:layer="layout" draw:line-skew="-0.2cm" svg:x1="11.035cm" svg:y1="21.135cm" svg:x2="19.635cm" svg:y2="26.635cm" draw:start-shape="id21" draw:start-glue-point="1" draw:end-shape="id3" draw:end-glue-point="3">
          <text:p/>
        </draw:connector>
        <draw:connector draw:style-name="gr7" draw:text-style-name="P4" draw:layer="layout" draw:line-skew="-0.25cm" svg:x1="11.135cm" svg:y1="23.135cm" svg:x2="19.635cm" svg:y2="26.635cm" draw:start-shape="id22" draw:start-glue-point="1" draw:end-shape="id3" draw:end-glue-point="3">
          <text:p/>
        </draw:connector>
        <draw:custom-shape draw:style-name="gr9" draw:text-style-name="P4" draw:layer="layout" svg:width="0.4cm" svg:height="0.5cm" draw:transform="rotate (-1.5961036009497) translate (19.645cm 26.4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8" draw:layer="layout" svg:width="5cm" svg:height="1cm" svg:x="18.635cm" svg:y="46.135cm">
          <text:p text:style-name="P1"><text:span text:style-name="T1">«</text:span><text:span text:style-name="T2">interface</text:span><text:span text:style-name="T1">»</text:span></text:p>
          <text:p text:style-name="P1"><text:span text:style-name="T3">S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6" draw:layer="layout" svg:width="5cm" svg:height="1cm" svg:x="18.635cm" svg:y="44.135cm">
          <text:p text:style-name="P1"><text:span text:style-name="T1">«</text:span><text:span text:style-name="T2">interface</text:span><text:span text:style-name="T1">»</text:span></text:p>
          <text:p text:style-name="P1"><text:span text:style-name="T3">Langu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4" draw:layer="layout" svg:width="5cm" svg:height="1cm" svg:x="18.635cm" svg:y="42.135cm">
          <text:p text:style-name="P1"><text:span text:style-name="T1">«</text:span><text:span text:style-name="T2">interface</text:span><text:span text:style-name="T1">»</text:span></text:p>
          <text:p text:style-name="P1"><text:span text:style-name="T3">EL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0" draw:layer="layout" svg:width="5cm" svg:height="1cm" svg:x="18.635cm" svg:y="48.135cm">
          <text:p text:style-name="P1"><text:span text:style-name="T1">«</text:span><text:span text:style-name="T2">interface</text:span><text:span text:style-name="T1">»</text:span></text:p>
          <text:p text:style-name="P1"><text:span text:style-name="T3">Seme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5cm" svg:height="1cm" svg:x="18.635cm" svg:y="50.135cm">
          <text:p text:style-name="P1"><text:span text:style-name="T1">«</text:span><text:span text:style-name="T2">interface</text:span><text:span text:style-name="T1">»</text:span></text:p>
          <text:p text:style-name="P1"><text:span text:style-name="T3">The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4" draw:layer="layout" svg:width="5cm" svg:height="1cm" svg:x="18.635cm" svg:y="52.135cm">
          <text:p text:style-name="P1"><text:span text:style-name="T1">«</text:span><text:span text:style-name="T2">interface</text:span><text:span text:style-name="T1">»</text:span></text:p>
          <text:p text:style-name="P1"><text:span text:style-name="T3">Tutorial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1.135cm" svg:y1="42.635cm" svg:x2="18.635cm" svg:y2="42.635cm" draw:start-shape="id23" draw:start-glue-point="1" draw:end-shape="id24" draw:end-glue-point="3">
          <text:p/>
        </draw:connector>
        <draw:connector draw:style-name="gr8" draw:text-style-name="P4" draw:layer="layout" svg:x1="11.135cm" svg:y1="44.635cm" svg:x2="18.635cm" svg:y2="44.635cm" draw:start-shape="id25" draw:start-glue-point="1" draw:end-shape="id26" draw:end-glue-point="3">
          <text:p/>
        </draw:connector>
        <draw:connector draw:style-name="gr8" draw:text-style-name="P4" draw:layer="layout" svg:x1="11.135cm" svg:y1="46.635cm" svg:x2="18.635cm" svg:y2="46.635cm" draw:start-shape="id27" draw:start-glue-point="1" draw:end-shape="id28" draw:end-glue-point="3">
          <text:p/>
        </draw:connector>
        <draw:connector draw:style-name="gr8" draw:text-style-name="P4" draw:layer="layout" svg:x1="11.135cm" svg:y1="48.635cm" svg:x2="18.635cm" svg:y2="48.635cm" draw:start-shape="id29" draw:start-glue-point="1" draw:end-shape="id30">
          <text:p/>
        </draw:connector>
        <draw:connector draw:style-name="gr8" draw:text-style-name="P4" draw:layer="layout" svg:x1="11.135cm" svg:y1="50.635cm" svg:x2="18.635cm" svg:y2="50.635cm" draw:start-shape="id31" draw:start-glue-point="1" draw:end-shape="id32" draw:end-glue-point="3">
          <text:p/>
        </draw:connector>
        <draw:connector draw:style-name="gr8" draw:text-style-name="P4" draw:layer="layout" svg:x1="11.135cm" svg:y1="52.635cm" svg:x2="18.635cm" svg:y2="52.635cm" draw:start-shape="id33" draw:start-glue-point="1" draw:end-shape="id34" draw:end-glue-point="3">
          <text:p/>
        </draw:connector>
        <draw:connector draw:style-name="gr7" draw:text-style-name="P4" draw:layer="layout" draw:line-skew="-0.5cm" svg:x1="6.135cm" svg:y1="42.635cm" svg:x2="19.635cm" svg:y2="29.635cm" draw:start-shape="id23" draw:start-glue-point="3" draw:end-shape="id8" draw:end-glue-point="3">
          <text:p/>
        </draw:connector>
        <draw:connector draw:style-name="gr7" draw:text-style-name="P4" draw:layer="layout" draw:line-skew="-0.5cm" svg:x1="6.135cm" svg:y1="44.635cm" svg:x2="19.635cm" svg:y2="29.635cm" draw:start-shape="id25" draw:start-glue-point="3" draw:end-shape="id8" draw:end-glue-point="3">
          <text:p/>
        </draw:connector>
        <draw:connector draw:style-name="gr7" draw:text-style-name="P4" draw:layer="layout" draw:line-skew="-0.5cm" svg:x1="6.135cm" svg:y1="46.635cm" svg:x2="19.635cm" svg:y2="29.635cm" draw:start-shape="id27" draw:start-glue-point="3" draw:end-shape="id8" draw:end-glue-point="3">
          <text:p/>
        </draw:connector>
        <draw:connector draw:style-name="gr7" draw:text-style-name="P4" draw:layer="layout" draw:line-skew="-0.5cm" svg:x1="6.135cm" svg:y1="48.635cm" svg:x2="19.635cm" svg:y2="29.635cm" draw:start-shape="id29" draw:start-glue-point="3" draw:end-shape="id8" draw:end-glue-point="3">
          <text:p/>
        </draw:connector>
        <draw:connector draw:style-name="gr7" draw:text-style-name="P4" draw:layer="layout" draw:line-skew="-0.5cm" svg:x1="6.135cm" svg:y1="50.635cm" svg:x2="19.635cm" svg:y2="29.635cm" draw:start-shape="id31" draw:start-glue-point="3" draw:end-shape="id8" draw:end-glue-point="3">
          <text:p/>
        </draw:connector>
        <draw:connector draw:style-name="gr7" draw:text-style-name="P4" draw:layer="layout" draw:line-skew="-0.5cm" svg:x1="6.135cm" svg:y1="52.635cm" svg:x2="19.635cm" svg:y2="29.635cm" draw:start-shape="id33" draw:start-glue-point="3" draw:end-shape="id8" draw:end-glue-point="3">
          <text:p/>
        </draw:connector>
        <draw:connector draw:style-name="gr7" draw:text-style-name="P4" draw:layer="layout" svg:x1="23.635cm" svg:y1="42.635cm" svg:x2="26.135cm" svg:y2="32.635cm" draw:start-shape="id24" draw:start-glue-point="1" draw:end-shape="id11" draw:end-glue-point="2">
          <text:p/>
        </draw:connector>
        <draw:connector draw:style-name="gr7" draw:text-style-name="P4" draw:layer="layout" svg:x1="23.635cm" svg:y1="44.635cm" svg:x2="26.135cm" svg:y2="32.635cm" draw:start-shape="id26" draw:start-glue-point="1" draw:end-shape="id11" draw:end-glue-point="2">
          <text:p/>
        </draw:connector>
        <draw:connector draw:style-name="gr7" draw:text-style-name="P4" draw:layer="layout" svg:x1="23.635cm" svg:y1="46.635cm" svg:x2="26.135cm" svg:y2="32.635cm" draw:start-shape="id28" draw:start-glue-point="1" draw:end-shape="id11" draw:end-glue-point="2">
          <text:p/>
        </draw:connector>
        <draw:connector draw:style-name="gr7" draw:text-style-name="P4" draw:layer="layout" svg:x1="23.635cm" svg:y1="48.635cm" svg:x2="26.135cm" svg:y2="32.635cm" draw:start-shape="id30" draw:start-glue-point="1" draw:end-shape="id11" draw:end-glue-point="2">
          <text:p/>
        </draw:connector>
        <draw:connector draw:style-name="gr7" draw:text-style-name="P4" draw:layer="layout" svg:x1="23.635cm" svg:y1="50.635cm" svg:x2="26.135cm" svg:y2="32.635cm" draw:start-shape="id32" draw:start-glue-point="1" draw:end-shape="id11" draw:end-glue-point="2">
          <text:p/>
        </draw:connector>
        <draw:connector draw:style-name="gr7" draw:text-style-name="P4" draw:layer="layout" svg:x1="23.635cm" svg:y1="52.635cm" svg:x2="26.135cm" svg:y2="32.635cm" draw:start-shape="id34" draw:start-glue-point="1" draw:end-shape="id11" draw:end-glue-point="2">
          <text:p/>
        </draw:connector>
        <draw:custom-shape draw:style-name="gr9" draw:text-style-name="P4" draw:layer="layout" svg:width="0.4cm" svg:height="0.5cm" svg:x="25.935cm" svg:y="32.6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9.645cm 29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35cm 40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35cm 42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44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46.4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48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50.44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0.4cm" svg:height="0.5cm" draw:transform="rotate (-1.5961036009497) translate (18.645cm 52.43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0" draw:layer="layout" svg:width="22.405cm" svg:height="2.696cm" svg:x="10.23cm" svg:y="5.339cm">
          <draw:text-box>
            <text:p text:style-name="P8"><text:span text:style-name="T8">Mumie 2 Java Classes</text:span></text:p>
            <text:p text:style-name="P9"><text:span text:style-name="T9">Content Objects (Documents and Pseudo-Documents)</text:span></text:p>
          </draw:text-box>
        </draw:frame>
        <draw:connector draw:style-name="gr11" draw:text-style-name="P4" draw:layer="layout" svg:x1="20.635cm" svg:y1="37.635cm" svg:x2="21.135cm" svg:y2="35.135cm" draw:start-shape="id17" draw:start-glue-point="1" draw:end-shape="id12" draw:end-glue-point="2">
          <text:p/>
        </draw:connector>
        <draw:custom-shape draw:style-name="gr9" draw:text-style-name="P4" draw:layer="layout" svg:width="0.4cm" svg:height="0.5cm" svg:x="20.935cm" svg:y="35.1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8-05T19:40:27</meta:creation-date>
    <dc:creator>Tilman Rassy</dc:creator>
    <dc:date>2007-08-06T12:55:29</dc:date>
    <dc:language>en-US</dc:language>
    <meta:editing-cycles>11</meta:editing-cycles>
    <meta:editing-duration>PT1H29M33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